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00.00%" fo:text-align="center" fo:margin-bottom="10.00pt"/>
    </style:style>
    <style:style style:name="P8" style:family="paragraph">
      <style:paragraph-properties fo:line-height="100.00%" fo:text-align="left" fo:margin-bottom="10.00pt"/>
    </style:style>
    <style:style style:name="P9" style:family="paragraph">
      <style:paragraph-properties fo:line-height="100.00%" fo:text-align="center" fo:margin-bottom="10.00pt"/>
    </style:style>
    <style:style style:name="P10" style:family="paragraph">
      <style:paragraph-properties fo:line-height="100.00%" fo:text-align="left" fo:margin-bottom="10.00pt"/>
    </style:style>
    <style:style style:name="P11" style:family="paragraph">
      <style:paragraph-properties fo:line-height="115.00%" fo:text-align="center" fo:margin-bottom="10.00pt"/>
    </style:style>
    <style:style style:name="P12" style:family="paragraph">
      <style:paragraph-properties fo:line-height="115.00%" fo:text-align="left" fo:margin-bottom="10.00pt"/>
    </style:style>
  </office:automatic-styles>
  <office:body>
    <office:text>
      <text:p text:style-name="P1"><text:span text:style-name="T1">LABORATORY 3</text:span></text:p>
      <text:p text:style-name="P1"><text:span text:style-name="T2">Aim of Experiment</text:span></text:p>
      <text:p text:style-name="P1"><text:span text:style-name="T3">The aim of this experiment is to connect all the components to create a functioning Heart Rate Monitor.</text:span></text:p>
      <text:p text:style-name="P2"><text:span text:style-name="T4">Apparatus Required</text:span></text:p>
      <text:list text:style-name="L3">
        <text:list-item>
          <text:p text:style-name="P3"><text:span text:style-name="T5">USB to TTL converter</text:span></text:p>
        </text:list-item>
        <text:list-item>
          <text:p text:style-name="P3"><text:span text:style-name="T5">ATMEGA 328pu</text:span></text:p>
        </text:list-item>
        <text:list-item>
          <text:p text:style-name="P3"><text:span text:style-name="T5">Heart Beat Sensor</text:span></text:p>
        </text:list-item>
        <text:list-item>
          <text:p text:style-name="P3"><text:span text:style-name="T5">Connecting wires</text:span></text:p>
        </text:list-item>
        <text:list-item>
          <text:p text:style-name="P3"><text:span text:style-name="T5">Push Button</text:span></text:p>
        </text:list-item>
        <text:list-item>
          <text:p text:style-name="P3"><text:span text:style-name="T5">22pF capacitor(2)</text:span></text:p>
        </text:list-item>
      </text:list>
      <text:p text:style-name="P4"><text:span text:style-name="T6"/></text:p>
      <text:p text:style-name="P5"><text:span text:style-name="T7">Theoretical thesis</text:span></text:p>
      <text:p text:style-name="P5"><text:span text:style-name="T8">The changes in the volume of blood in the finger is measured by the change in the intensity of light passing through the finger.Every heartbeat alters the amount of blood and the amount of light passing through the finger changes with every heartbeat.The source of light in the heartbeat sensor module is an IR led and the detector of the changes is a Photo Diode.With a light source and a detector,two arrangements can be made:A transmissive sensor and a reflective sensor.In this project,the reflective sensor arrangement is used i.e the light source and the detector are adjacent to each other and the finger of the person must be placed in front of the sensor.The heartbeat sensor module has a sensor and a control circuit.The sensor part contains an IR LED and a photo diode placed in front of the sensor.The control circuit is at the back of the sensor.It consists of an op-amp IC and a few other components that help in connecting/transmitting the signal to a microcontroller.</text:span></text:p>
      <text:p text:style-name="P5"><text:span text:style-name="T9">Procedure</text:span></text:p>
      <text:p text:style-name="P6"><text:span text:style-name="T10">The structures above are the block diagrams of the Atmega 328Pu microcontroller and the USB to TTL converter respectively.To start with ,the 5V pin on the USB to TTL (UTT) converter is connected to the 5V power rail.The Ground PIN is connected to the ground rail.The TXD of the UTT converter<text:s text:c="2"/>pin is connected to the RXD pin on the Atmega.The RXD pin of the converter is connected to the TXD pin on the Atmega.The heart beat sensor is connected to the PC0 pin on the Atmega and the other wires on the sensor are connected to ground and 5v.The push button has to be used to compile the code while it is being uploaded to the Atmega.The Push button is connected to the Reset pin on the Atmega.One pin of the push button is connected to ground and the other is connected to 5v.The GND pin on the Atmega is connected to the ground rail and the VCC pin is connected to the 5V rail.Two 22pf are placed across GND and PB6 ,and GND and PB7 respectively.</text:span></text:p>
      <text:p text:style-name="P6"><text:span text:style-name="T11"/></text:p>
      <text:p text:style-name="P6"><draw:frame text:anchor-type="as-char" svg:width="92.87mm" svg:height="68.26mm" style:rel-width="scale" style:rel-height="scale"><draw:object-ole xlink:href="OleObj1"/><draw:image xlink:href="ObjectReplacements/OleObj1"/></draw:frame><text:span text:style-name="T11"/></text:p>
      <text:p text:style-name="P6"><text:span text:style-name="T11"/></text:p>
      <text:p text:style-name="P7"><draw:frame text:anchor-type="as-char" svg:width="152.40mm" svg:height="122.77mm" style:rel-width="scale" style:rel-height="scale"><draw:object-ole xlink:href="OleObj2"/><draw:image xlink:href="ObjectReplacements/OleObj2"/></draw:frame><text:span text:style-name="T11"/></text:p>
      <text:p text:style-name="P7"><text:span text:style-name="T11"/></text:p>
      <text:p text:style-name="P8"><text:span text:style-name="T12">RESULT</text:span></text:p>
      <text:p text:style-name="P8"><text:span text:style-name="T13">At this stage,the connections were firmly checked and fixed where errors were noticed.Here,the readings were checked using the serial monitor that comes with the arduino software.</text:span></text:p>
      <text:p text:style-name="P9"><text:span text:style-name="T14"/></text:p>
      <text:p text:style-name="P9"><text:span text:style-name="T14"/></text:p>
      <text:p text:style-name="P10"><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2"><text:span text:style-name="T1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